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6953in"/>
    </style:style>
    <style:style style:name="co3" style:family="table-column">
      <style:table-column-properties fo:break-before="auto" style:column-width="4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arg1</text:p>
          </table:table-cell>
          <table:table-cell table:style-name="ce1" office:value-type="string">
            <text:p>arg2</text:p>
          </table:table-cell>
          <table:table-cell table:style-name="ce1" office:value-type="string">
            <text:p>result</text:p>
          </table:table-cell>
          <table:table-cell table:style-name="ce1" office:value-type="string">
            <text:p>commutative</text:p>
          </table:table-cell>
          <table:table-cell table:style-name="ce1" office:value-type="string">
            <text:p>accepts_arg1</text:p>
          </table:table-cell>
          <table:table-cell table:style-name="ce1" office:value-type="string">
            <text:p>accepts_arg2</text:p>
          </table:table-cell>
          <table:table-cell table:style-name="ce1" office:value-type="string">
            <text:p>accepts_result</text:p>
          </table:table-cell>
          <table:table-cell table:style-name="ce1" office:value-type="string">
            <text:p>instr [3op]</text:p>
          </table:table-cell>
          <table:table-cell table:style-name="ce1" office:value-type="string">
            <text:p>instr [2op, arg2=result]</text:p>
          </table:table-cell>
          <table:table-cell table:style-name="ce1" office:value-type="string">
            <text:p>instr [2op]</text:p>
          </table:table-cell>
          <table:table-cell table:style-name="ce1" table:number-columns-repeated="1014"/>
        </table:table-row>
        <table:table-row table:style-name="ro1">
          <table:table-cell table:number-columns-repeated="2" office:value-type="string">
            <text:p>reg</text:p>
          </table:table-cell>
          <table:table-cell office:value-type="string">
            <text:p>reg/mem</text:p>
          </table:table-cell>
          <table:table-cell/>
          <table:table-cell office:value-type="string">
            <text:p>reg[&amp;mem]</text:p>
          </table:table-cell>
          <table:table-cell office:value-type="string">
            <text:p>reg[&amp;mem]</text:p>
          </table:table-cell>
          <table:table-cell office:value-type="string">
            <text:p>reg&amp;mem</text:p>
          </table:table-cell>
          <table:table-cell office:value-type="string">
            <text:p>op arg1, arg2, result</text:p>
          </table:table-cell>
          <table:table-cell office:value-type="string">
            <text:p>op arg1, arg2</text:p>
          </table:table-cell>
          <table:table-cell office:value-type="string">
            <text:p>mov arg2, result; op arg1, result</text:p>
          </table:table-cell>
          <table:table-cell table:number-columns-repeated="1014"/>
        </table:table-row>
        <table:table-row table:style-name="ro1"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reg/mem</text:p>
          </table:table-cell>
          <table:table-cell/>
          <table:table-cell office:value-type="string">
            <text:p>reg&amp;mem</text:p>
          </table:table-cell>
          <table:table-cell office:value-type="string">
            <text:p>reg[&amp;mem]</text:p>
          </table:table-cell>
          <table:table-cell office:value-type="string">
            <text:p>reg&amp;mem</text:p>
          </table:table-cell>
          <table:table-cell office:value-type="string">
            <text:p>op arg1, arg2, result</text:p>
          </table:table-cell>
          <table:table-cell office:value-type="string">
            <text:p>op arg1, arg2</text:p>
          </table:table-cell>
          <table:table-cell office:value-type="string">
            <text:p>mov arg2, result; op arg1, result</text:p>
          </table:table-cell>
          <table:table-cell table:number-columns-repeated="1014"/>
        </table:table-row>
        <table:table-row table:style-name="ro1"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reg/mem</text:p>
          </table:table-cell>
          <table:table-cell office:value-type="string">
            <text:p>no</text:p>
          </table:table-cell>
          <table:table-cell office:value-type="string">
            <text:p>reg</text:p>
          </table:table-cell>
          <table:table-cell office:value-type="string">
            <text:p>reg[&amp;mem]</text:p>
          </table:table-cell>
          <table:table-cell office:value-type="string">
            <text:p>reg&amp;mem</text:p>
          </table:table-cell>
          <table:table-cell office:value-type="string">
            <text:p>mov arg1, tmp; op tmp, arg2, result</text:p>
          </table:table-cell>
          <table:table-cell office:value-type="string">
            <text:p>mov arg1, tmp; op tmp, arg2</text:p>
          </table:table-cell>
          <table:table-cell office:value-type="string">
            <text:p>mov arg1, tmp; mov arg2, result; op tmp, result</text:p>
          </table:table-cell>
          <table:table-cell table:number-columns-repeated="1014"/>
        </table:table-row>
        <table:table-row table:style-name="ro1"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reg/mem</text:p>
          </table:table-cell>
          <table:table-cell office:value-type="string">
            <text:p>yes</text:p>
          </table:table-cell>
          <table:table-cell office:value-type="string">
            <text:p>reg</text:p>
          </table:table-cell>
          <table:table-cell office:value-type="string">
            <text:p>reg&amp;mem</text:p>
          </table:table-cell>
          <table:table-cell office:value-type="string">
            <text:p>reg&amp;mem</text:p>
          </table:table-cell>
          <table:table-cell office:value-type="string">
            <text:p>op arg2, arg1, result</text:p>
          </table:table-cell>
          <table:table-cell table:style-name="ce1" office:value-type="string">
            <text:p>mov arg1, tmp; op tmp, arg2</text:p>
          </table:table-cell>
          <table:table-cell office:value-type="string">
            <text:p>mov arg1, result; op arg2, result</text:p>
          </table:table-cell>
          <table:table-cell table:number-columns-repeated="1014"/>
        </table:table-row>
        <table:table-row table:style-name="ro1"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reg/mem</text:p>
          </table:table-cell>
          <table:table-cell/>
          <table:table-cell table:number-columns-repeated="2" office:value-type="string">
            <text:p>reg</text:p>
          </table:table-cell>
          <table:table-cell office:value-type="string">
            <text:p>reg&amp;mem</text:p>
          </table:table-cell>
          <table:table-cell office:value-type="string">
            <text:p>mov arg1, tmp; op tmp, arg2, result</text:p>
          </table:table-cell>
          <table:table-cell office:value-type="string">
            <text:p>mov arg1, tmp; op tmp, arg2</text:p>
          </table:table-cell>
          <table:table-cell office:value-type="string">
            <text:p>mov arg1, tmp; mov arg2, result; op tmp, result</text:p>
          </table:table-cell>
          <table:table-cell table:number-columns-repeated="1014"/>
        </table:table-row>
        <table:table-row table:style-name="ro1">
          <table:table-cell office:value-type="string">
            <text:p>reg</text:p>
          </table:table-cell>
          <table:table-cell office:value-type="string">
            <text:p>mem</text:p>
          </table:table-cell>
          <table:table-cell office:value-type="string">
            <text:p>reg/mem</text:p>
          </table:table-cell>
          <table:table-cell/>
          <table:table-cell office:value-type="string">
            <text:p>reg[&amp;mem]</text:p>
          </table:table-cell>
          <table:table-cell office:value-type="string">
            <text:p>reg&amp;mem</text:p>
          </table:table-cell>
          <table:table-cell office:value-type="string">
            <text:p>reg&amp;mem</text:p>
          </table:table-cell>
          <table:table-cell office:value-type="string">
            <text:p>op arg1, arg2, result</text:p>
          </table:table-cell>
          <table:table-cell office:value-type="string">
            <text:p>-</text:p>
          </table:table-cell>
          <table:table-cell office:value-type="string">
            <text:p>mov arg2, result; op arg1, result</text:p>
          </table:table-cell>
          <table:table-cell table:number-columns-repeated="1014"/>
        </table:table-row>
        <table:table-row table:style-name="ro1">
          <table:table-cell office:value-type="string">
            <text:p>reg</text:p>
          </table:table-cell>
          <table:table-cell office:value-type="string">
            <text:p>mem</text:p>
          </table:table-cell>
          <table:table-cell office:value-type="string">
            <text:p>reg/mem</text:p>
          </table:table-cell>
          <table:table-cell office:value-type="string">
            <text:p>no</text:p>
          </table:table-cell>
          <table:table-cell office:value-type="string">
            <text:p>reg[&amp;mem]</text:p>
          </table:table-cell>
          <table:table-cell office:value-type="string">
            <text:p>reg</text:p>
          </table:table-cell>
          <table:table-cell office:value-type="string">
            <text:p>reg&amp;mem</text:p>
          </table:table-cell>
          <table:table-cell office:value-type="string">
            <text:p>mov arg2, tmp; op arg1, tmp, result </text:p>
          </table:table-cell>
          <table:table-cell office:value-type="string">
            <text:p>-</text:p>
          </table:table-cell>
          <table:table-cell office:value-type="string">
            <text:p>mov arg2, result; op arg1, result</text:p>
          </table:table-cell>
          <table:table-cell table:number-columns-repeated="1014"/>
        </table:table-row>
        <table:table-row table:style-name="ro1">
          <table:table-cell office:value-type="string">
            <text:p>reg</text:p>
          </table:table-cell>
          <table:table-cell office:value-type="string">
            <text:p>mem</text:p>
          </table:table-cell>
          <table:table-cell office:value-type="string">
            <text:p>reg/mem</text:p>
          </table:table-cell>
          <table:table-cell office:value-type="string">
            <text:p>yes</text:p>
          </table:table-cell>
          <table:table-cell office:value-type="string">
            <text:p>reg&amp;mem</text:p>
          </table:table-cell>
          <table:table-cell office:value-type="string">
            <text:p>reg</text:p>
          </table:table-cell>
          <table:table-cell office:value-type="string">
            <text:p>reg&amp;mem</text:p>
          </table:table-cell>
          <table:table-cell office:value-type="string">
            <text:p>op arg2, arg1, result</text:p>
          </table:table-cell>
          <table:table-cell office:value-type="string">
            <text:p>-</text:p>
          </table:table-cell>
          <table:table-cell office:value-type="string">
            <text:p>mov arg2, result; op arg1, result</text:p>
          </table:table-cell>
          <table:table-cell table:number-columns-repeated="1014"/>
        </table:table-row>
        <table:table-row table:style-name="ro1">
          <table:table-cell office:value-type="string">
            <text:p>reg</text:p>
          </table:table-cell>
          <table:table-cell office:value-type="string">
            <text:p>mem</text:p>
          </table:table-cell>
          <table:table-cell office:value-type="string">
            <text:p>reg/mem</text:p>
          </table:table-cell>
          <table:table-cell/>
          <table:table-cell table:number-columns-repeated="2" office:value-type="string">
            <text:p>reg</text:p>
          </table:table-cell>
          <table:table-cell office:value-type="string">
            <text:p>reg&amp;mem</text:p>
          </table:table-cell>
          <table:table-cell office:value-type="string">
            <text:p>mov arg2, tmp; op arg1, tmp, result</text:p>
          </table:table-cell>
          <table:table-cell office:value-type="string">
            <text:p>-</text:p>
          </table:table-cell>
          <table:table-cell office:value-type="string">
            <text:p>mov arg2, result; op arg1, result</text:p>
          </table:table-cell>
          <table:table-cell table:number-columns-repeated="1014"/>
        </table:table-row>
        <table:table-row table:style-name="ro1">
          <table:table-cell office:value-type="string">
            <text:p>mem</text:p>
          </table:table-cell>
          <table:table-cell office:value-type="string">
            <text:p>mem</text:p>
          </table:table-cell>
          <table:table-cell office:value-type="string">
            <text:p>reg/mem</text:p>
          </table:table-cell>
          <table:table-cell/>
          <table:table-cell office:value-type="string">
            <text:p>reg&amp;mem</text:p>
          </table:table-cell>
          <table:table-cell office:value-type="string">
            <text:p>reg&amp;mem</text:p>
          </table:table-cell>
          <table:table-cell office:value-type="string">
            <text:p>reg&amp;mem</text:p>
          </table:table-cell>
          <table:table-cell office:value-type="string">
            <text:p>op arg1, arg2, result</text:p>
          </table:table-cell>
          <table:table-cell office:value-type="string">
            <text:p>-</text:p>
          </table:table-cell>
          <table:table-cell office:value-type="string">
            <text:p>mov arg2, result; op arg1, result</text:p>
          </table:table-cell>
          <table:table-cell table:number-columns-repeated="1014"/>
        </table:table-row>
        <table:table-row table:style-name="ro1">
          <table:table-cell office:value-type="string">
            <text:p>mem</text:p>
          </table:table-cell>
          <table:table-cell office:value-type="string">
            <text:p>mem</text:p>
          </table:table-cell>
          <table:table-cell office:value-type="string">
            <text:p>reg/mem</text:p>
          </table:table-cell>
          <table:table-cell/>
          <table:table-cell office:value-type="string">
            <text:p>reg&amp;mem</text:p>
          </table:table-cell>
          <table:table-cell office:value-type="string">
            <text:p>reg</text:p>
          </table:table-cell>
          <table:table-cell office:value-type="string">
            <text:p>reg&amp;mem</text:p>
          </table:table-cell>
          <table:table-cell office:value-type="string">
            <text:p>mov arg2, tmp; op arg1, tmp, result</text:p>
          </table:table-cell>
          <table:table-cell office:value-type="string">
            <text:p>-</text:p>
          </table:table-cell>
          <table:table-cell office:value-type="string">
            <text:p>mov arg2, result; op arg1, result</text:p>
          </table:table-cell>
          <table:table-cell table:number-columns-repeated="1014"/>
        </table:table-row>
        <table:table-row table:style-name="ro1">
          <table:table-cell office:value-type="string">
            <text:p>mem</text:p>
          </table:table-cell>
          <table:table-cell office:value-type="string">
            <text:p>mem</text:p>
          </table:table-cell>
          <table:table-cell office:value-type="string">
            <text:p>reg/mem</text:p>
          </table:table-cell>
          <table:table-cell/>
          <table:table-cell office:value-type="string">
            <text:p>reg</text:p>
          </table:table-cell>
          <table:table-cell office:value-type="string">
            <text:p>reg&amp;mem</text:p>
          </table:table-cell>
          <table:table-cell office:value-type="string">
            <text:p>reg&amp;mem</text:p>
          </table:table-cell>
          <table:table-cell office:value-type="string">
            <text:p>mov arg1, tmp; op tmp, arg2, result </text:p>
          </table:table-cell>
          <table:table-cell office:value-type="string">
            <text:p>-</text:p>
          </table:table-cell>
          <table:table-cell office:value-type="string">
            <text:p>mov arg1, tmp; mov arg2, result; op tmp, result</text:p>
          </table:table-cell>
          <table:table-cell table:number-columns-repeated="1014"/>
        </table:table-row>
        <table:table-row table:style-name="ro1">
          <table:table-cell office:value-type="string">
            <text:p>mem</text:p>
          </table:table-cell>
          <table:table-cell office:value-type="string">
            <text:p>mem</text:p>
          </table:table-cell>
          <table:table-cell office:value-type="string">
            <text:p>reg/mem</text:p>
          </table:table-cell>
          <table:table-cell/>
          <table:table-cell table:number-columns-repeated="2" office:value-type="string">
            <text:p>reg</text:p>
          </table:table-cell>
          <table:table-cell office:value-type="string">
            <text:p>reg&amp;mem</text:p>
          </table:table-cell>
          <table:table-cell office:value-type="string">
            <text:p>mov arg1, tmp1; mov arg2, tmp2; op tmp1, tmp2, result</text:p>
          </table:table-cell>
          <table:table-cell office:value-type="string">
            <text:p>-</text:p>
          </table:table-cell>
          <table:table-cell office:value-type="string">
            <text:p>mov arg1, tmp; mov arg2, result; op tmp, resul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>
            <text:p>reg</text:p>
          </table:table-cell>
          <table:table-cell office:value-type="string">
            <text:p>mem</text:p>
          </table:table-cell>
          <table:table-cell/>
          <table:table-cell office:value-type="string">
            <text:p>reg[&amp;mem]</text:p>
          </table:table-cell>
          <table:table-cell office:value-type="string">
            <text:p>reg[&amp;mem]</text:p>
          </table:table-cell>
          <table:table-cell office:value-type="string">
            <text:p>reg</text:p>
          </table:table-cell>
          <table:table-cell office:value-type="string">
            <text:p>op arg1, arg2, tmp; mov tmp, result</text:p>
          </table:table-cell>
          <table:table-cell office:value-type="string">
            <text:p>-</text:p>
          </table:table-cell>
          <table:table-cell office:value-type="string">
            <text:p>mov arg2, tmp; op arg1, tmp; mov tmp, result</text:p>
          </table:table-cell>
          <table:table-cell table:number-columns-repeated="1014"/>
        </table:table-row>
        <table:table-row table:style-name="ro1"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mem</text:p>
          </table:table-cell>
          <table:table-cell/>
          <table:table-cell office:value-type="string">
            <text:p>reg&amp;mem</text:p>
          </table:table-cell>
          <table:table-cell office:value-type="string">
            <text:p>reg[&amp;mem]</text:p>
          </table:table-cell>
          <table:table-cell office:value-type="string">
            <text:p>reg</text:p>
          </table:table-cell>
          <table:table-cell office:value-type="string">
            <text:p>op arg1, arg2, tmp; mov tmp, result</text:p>
          </table:table-cell>
          <table:table-cell office:value-type="string">
            <text:p>-</text:p>
          </table:table-cell>
          <table:table-cell office:value-type="string">
            <text:p>mov arg2, tmp; op arg1, tmp; mov tmp, result</text:p>
          </table:table-cell>
          <table:table-cell table:number-columns-repeated="1014"/>
        </table:table-row>
        <table:table-row table:style-name="ro1"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mem</text:p>
          </table:table-cell>
          <table:table-cell office:value-type="string">
            <text:p>no</text:p>
          </table:table-cell>
          <table:table-cell office:value-type="string">
            <text:p>reg</text:p>
          </table:table-cell>
          <table:table-cell office:value-type="string">
            <text:p>reg[&amp;mem]</text:p>
          </table:table-cell>
          <table:table-cell office:value-type="string">
            <text:p>reg</text:p>
          </table:table-cell>
          <table:table-cell office:value-type="string">
            <text:p>mov arg1, tmp1; op tmp1, arg2, tmp2; mov tmp2, result</text:p>
          </table:table-cell>
          <table:table-cell office:value-type="string">
            <text:p>-</text:p>
          </table:table-cell>
          <table:table-cell office:value-type="string">
            <text:p>mov arg1, tmp1; mov arg2, tmp2; op tmp1, tmp2; mov tmp2, result</text:p>
          </table:table-cell>
          <table:table-cell table:number-columns-repeated="1014"/>
        </table:table-row>
        <table:table-row table:style-name="ro1"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mem</text:p>
          </table:table-cell>
          <table:table-cell office:value-type="string">
            <text:p>yes</text:p>
          </table:table-cell>
          <table:table-cell office:value-type="string">
            <text:p>reg</text:p>
          </table:table-cell>
          <table:table-cell office:value-type="string">
            <text:p>reg&amp;mem</text:p>
          </table:table-cell>
          <table:table-cell office:value-type="string">
            <text:p>reg</text:p>
          </table:table-cell>
          <table:table-cell office:value-type="string">
            <text:p>op arg2, arg1, tmp; mov tmp, result</text:p>
          </table:table-cell>
          <table:table-cell office:value-type="string">
            <text:p>-</text:p>
          </table:table-cell>
          <table:table-cell office:value-type="string">
            <text:p>mov arg1, tmp1; mov arg2, tmp2; op tmp1, tmp2; mov tmp2, result</text:p>
          </table:table-cell>
          <table:table-cell table:number-columns-repeated="1014"/>
        </table:table-row>
        <table:table-row table:style-name="ro1">
          <table:table-cell office:value-type="string">
            <text:p>mem</text:p>
          </table:table-cell>
          <table:table-cell office:value-type="string">
            <text:p>reg</text:p>
          </table:table-cell>
          <table:table-cell office:value-type="string">
            <text:p>mem</text:p>
          </table:table-cell>
          <table:table-cell/>
          <table:table-cell table:number-columns-repeated="3" office:value-type="string">
            <text:p>reg</text:p>
          </table:table-cell>
          <table:table-cell office:value-type="string">
            <text:p>mov arg1, tmp1; op tmp1, arg2, tmp2; mov tmp2, result</text:p>
          </table:table-cell>
          <table:table-cell office:value-type="string">
            <text:p>-</text:p>
          </table:table-cell>
          <table:table-cell office:value-type="string">
            <text:p>mov arg1, tmp1; mov arg2, tmp2; op tmp1, tmp2; mov tmp2, result</text:p>
          </table:table-cell>
          <table:table-cell table:number-columns-repeated="1014"/>
        </table:table-row>
        <table:table-row table:style-name="ro1">
          <table:table-cell office:value-type="string">
            <text:p>reg</text:p>
          </table:table-cell>
          <table:table-cell office:value-type="string">
            <text:p>mem</text:p>
          </table:table-cell>
          <table:table-cell office:value-type="string">
            <text:p>mem</text:p>
          </table:table-cell>
          <table:table-cell/>
          <table:table-cell office:value-type="string">
            <text:p>reg[&amp;mem]</text:p>
          </table:table-cell>
          <table:table-cell office:value-type="string">
            <text:p>reg&amp;mem</text:p>
          </table:table-cell>
          <table:table-cell office:value-type="string">
            <text:p>reg</text:p>
          </table:table-cell>
          <table:table-cell table:style-name="ce1" office:value-type="string">
            <text:p>op arg1, arg2, tmp; mov tmp, result</text:p>
          </table:table-cell>
          <table:table-cell office:value-type="string">
            <text:p>op arg1, arg2</text:p>
          </table:table-cell>
          <table:table-cell office:value-type="string">
            <text:p>mov arg2, tmp; op arg1, tmp; mov tmp, result</text:p>
          </table:table-cell>
          <table:table-cell table:number-columns-repeated="1014"/>
        </table:table-row>
        <table:table-row table:style-name="ro1">
          <table:table-cell office:value-type="string">
            <text:p>reg</text:p>
          </table:table-cell>
          <table:table-cell office:value-type="string">
            <text:p>mem</text:p>
          </table:table-cell>
          <table:table-cell office:value-type="string">
            <text:p>mem</text:p>
          </table:table-cell>
          <table:table-cell office:value-type="string">
            <text:p>no</text:p>
          </table:table-cell>
          <table:table-cell office:value-type="string">
            <text:p>reg[&amp;mem]</text:p>
          </table:table-cell>
          <table:table-cell table:number-columns-repeated="2" office:value-type="string">
            <text:p>reg</text:p>
          </table:table-cell>
          <table:table-cell office:value-type="string">
            <text:p>mov arg2, tmp1; op arg1, tmp1, tmp2; mov tmp2, result</text:p>
          </table:table-cell>
          <table:table-cell office:value-type="string">
            <text:p>mov arg2, tmp; op arg1, tmp; mov tmp, result </text:p>
          </table:table-cell>
          <table:table-cell office:value-type="string">
            <text:p>mov arg2, tmp; op arg1, tmp; mov tmp, result</text:p>
          </table:table-cell>
          <table:table-cell table:number-columns-repeated="1014"/>
        </table:table-row>
        <table:table-row table:style-name="ro1">
          <table:table-cell office:value-type="string">
            <text:p>reg</text:p>
          </table:table-cell>
          <table:table-cell office:value-type="string">
            <text:p>mem</text:p>
          </table:table-cell>
          <table:table-cell office:value-type="string">
            <text:p>mem</text:p>
          </table:table-cell>
          <table:table-cell office:value-type="string">
            <text:p>yes</text:p>
          </table:table-cell>
          <table:table-cell office:value-type="string">
            <text:p>reg&amp;mem</text:p>
          </table:table-cell>
          <table:table-cell table:number-columns-repeated="2" office:value-type="string">
            <text:p>reg</text:p>
          </table:table-cell>
          <table:table-cell office:value-type="string">
            <text:p>op arg2, arg1, tmp; mov tmp, result</text:p>
          </table:table-cell>
          <table:table-cell office:value-type="string">
            <text:p>mov arg2, tmp; op arg1, tmp; mov tmp, result </text:p>
          </table:table-cell>
          <table:table-cell office:value-type="string">
            <text:p>mov arg2, tmp; op arg1, tmp; mov tmp, result</text:p>
          </table:table-cell>
          <table:table-cell table:number-columns-repeated="1014"/>
        </table:table-row>
        <table:table-row table:style-name="ro1">
          <table:table-cell office:value-type="string">
            <text:p>reg</text:p>
          </table:table-cell>
          <table:table-cell office:value-type="string">
            <text:p>mem</text:p>
          </table:table-cell>
          <table:table-cell office:value-type="string">
            <text:p>mem</text:p>
          </table:table-cell>
          <table:table-cell/>
          <table:table-cell table:number-columns-repeated="3" office:value-type="string">
            <text:p>reg</text:p>
          </table:table-cell>
          <table:table-cell office:value-type="string">
            <text:p>mov arg2, tmp1; op arg1, tmp1, tmp2; mov tmp2, result</text:p>
          </table:table-cell>
          <table:table-cell office:value-type="string">
            <text:p>mov arg2, tmp; op arg1, tmp; mov tmp, result </text:p>
          </table:table-cell>
          <table:table-cell office:value-type="string">
            <text:p>mov arg2, tmp; op arg1, tmp; mov tmp, result</text:p>
          </table:table-cell>
          <table:table-cell table:number-columns-repeated="1014"/>
        </table:table-row>
        <table:table-row table:style-name="ro1">
          <table:table-cell office:value-type="string">
            <text:p>mem</text:p>
          </table:table-cell>
          <table:table-cell office:value-type="string">
            <text:p>mem</text:p>
          </table:table-cell>
          <table:table-cell office:value-type="string">
            <text:p>mem</text:p>
          </table:table-cell>
          <table:table-cell/>
          <table:table-cell office:value-type="string">
            <text:p>reg&amp;mem</text:p>
          </table:table-cell>
          <table:table-cell office:value-type="string">
            <text:p>reg&amp;mem</text:p>
          </table:table-cell>
          <table:table-cell office:value-type="string">
            <text:p>reg</text:p>
          </table:table-cell>
          <table:table-cell office:value-type="string">
            <text:p>op arg1, arg2, tmp; mov tmp, result</text:p>
          </table:table-cell>
          <table:table-cell office:value-type="string">
            <text:p>op arg1, arg2</text:p>
          </table:table-cell>
          <table:table-cell office:value-type="string">
            <text:p>mov arg2, tmp; op arg1, tmp; mov tmp, result</text:p>
          </table:table-cell>
          <table:table-cell table:number-columns-repeated="1014"/>
        </table:table-row>
        <table:table-row table:style-name="ro1">
          <table:table-cell office:value-type="string">
            <text:p>mem</text:p>
          </table:table-cell>
          <table:table-cell office:value-type="string">
            <text:p>mem</text:p>
          </table:table-cell>
          <table:table-cell office:value-type="string">
            <text:p>mem</text:p>
          </table:table-cell>
          <table:table-cell/>
          <table:table-cell office:value-type="string">
            <text:p>reg&amp;mem</text:p>
          </table:table-cell>
          <table:table-cell table:number-columns-repeated="2" office:value-type="string">
            <text:p>reg</text:p>
          </table:table-cell>
          <table:table-cell office:value-type="string">
            <text:p>mov arg2, tmp1; op arg1, tmp1, tmp2; mov tmp2, result</text:p>
          </table:table-cell>
          <table:table-cell office:value-type="string">
            <text:p>mov arg2, tmp; op arg1, tmp; mov tmp, result</text:p>
          </table:table-cell>
          <table:table-cell office:value-type="string">
            <text:p>mov arg2, tmp; op arg1, tmp; mov tmp, result</text:p>
          </table:table-cell>
          <table:table-cell table:number-columns-repeated="1014"/>
        </table:table-row>
        <table:table-row table:style-name="ro1">
          <table:table-cell office:value-type="string">
            <text:p>mem</text:p>
          </table:table-cell>
          <table:table-cell office:value-type="string">
            <text:p>mem</text:p>
          </table:table-cell>
          <table:table-cell office:value-type="string">
            <text:p>mem</text:p>
          </table:table-cell>
          <table:table-cell/>
          <table:table-cell office:value-type="string">
            <text:p>reg</text:p>
          </table:table-cell>
          <table:table-cell office:value-type="string">
            <text:p>reg&amp;mem</text:p>
          </table:table-cell>
          <table:table-cell office:value-type="string">
            <text:p>reg</text:p>
          </table:table-cell>
          <table:table-cell office:value-type="string">
            <text:p>mov arg1, tmp1; op tmp1, arg2, tmp2; mov tmp2, result</text:p>
          </table:table-cell>
          <table:table-cell office:value-type="string">
            <text:p>mov arg1, tmp; op tmp, arg2</text:p>
          </table:table-cell>
          <table:table-cell office:value-type="string">
            <text:p>mov arg1, tmp1; mov arg2, tmp2; op tmp1, tmp2; mov tmp2, result</text:p>
          </table:table-cell>
          <table:table-cell table:number-columns-repeated="1014"/>
        </table:table-row>
        <table:table-row table:style-name="ro1">
          <table:table-cell office:value-type="string">
            <text:p>mem</text:p>
          </table:table-cell>
          <table:table-cell office:value-type="string">
            <text:p>mem</text:p>
          </table:table-cell>
          <table:table-cell office:value-type="string">
            <text:p>mem</text:p>
          </table:table-cell>
          <table:table-cell/>
          <table:table-cell table:number-columns-repeated="3" office:value-type="string">
            <text:p>reg</text:p>
          </table:table-cell>
          <table:table-cell office:value-type="string">
            <text:p>mov arg1, tmp1; mov arg2, tmp2; op tmp1, tmp2, tmp3; mov tmp3, result</text:p>
          </table:table-cell>
          <table:table-cell office:value-type="string">
            <text:p>mov arg1, tmp1; mov arg2, tmp2; op tmp1, tmp2; mov tmp2, result</text:p>
          </table:table-cell>
          <table:table-cell office:value-type="string">
            <text:p>mov arg1, tmp1; mov arg2, tmp2; op tmp1, tmp2; mov tmp2, result</text:p>
          </table:table-cell>
          <table:table-cell table:number-columns-repeated="101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03/13/2012</text:date>, <text:time>15:5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Christen</meta:initial-creator>
    <meta:creation-date>2012-03-13T15:34:36</meta:creation-date>
    <dc:date>2012-03-13T15:59:34</dc:date>
    <dc:creator>Matthias Christen</dc:creator>
    <meta:editing-duration>PT24M59S</meta:editing-duration>
    <meta:editing-cycles>11</meta:editing-cycles>
    <meta:generator>LibreOffice/3.4$Unix LibreOffice_project/340m1$Build-402</meta:generator>
    <meta:document-statistic meta:table-count="3" meta:cell-count="252" meta:object-count="0"/>
  </office:meta>
</office:document-meta>
</file>